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fo:language="en" fo:country="US"/>
    </style:style>
    <style:style style:name="P2" style:family="paragraph" style:parent-style-name="Heading_20_2">
      <style:text-properties fo:language="en" fo:country="US"/>
    </style:style>
    <style:style style:name="P3" style:family="paragraph" style:parent-style-name="Text_20_body">
      <style:paragraph-properties fo:margin-left="0in" fo:margin-right="0in" fo:text-indent="0in" style:auto-text-indent="false"/>
      <style:text-properties officeooo:rsid="000816f0" officeooo:paragraph-rsid="000a5af5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text-properties officeooo:rsid="000816f0" officeooo:paragraph-rsid="000a5af5"/>
    </style:style>
    <style:style style:name="P6" style:family="paragraph" style:parent-style-name="Text_20_body">
      <style:text-properties fo:language="en" fo:country="US" officeooo:rsid="0009d626" officeooo:paragraph-rsid="0009d626"/>
    </style:style>
    <style:style style:name="P7" style:family="paragraph" style:parent-style-name="Text_20_body">
      <style:text-properties fo:language="en" fo:country="US" officeooo:paragraph-rsid="0009d626"/>
    </style:style>
    <style:style style:name="P8" style:family="paragraph" style:parent-style-name="Text_20_body">
      <style:text-properties fo:language="en" fo:country="US" officeooo:rsid="000816f0" officeooo:paragraph-rsid="0009d626"/>
    </style:style>
    <style:style style:name="P9" style:family="paragraph" style:parent-style-name="Standard">
      <style:text-properties fo:language="en" fo:country="US" officeooo:rsid="000816f0" officeooo:paragraph-rsid="000816f0"/>
    </style:style>
    <style:style style:name="P10" style:family="paragraph" style:parent-style-name="Heading_20_2">
      <style:text-properties fo:language="en" fo:country="US" officeooo:rsid="000816f0" officeooo:paragraph-rsid="000816f0"/>
    </style:style>
    <style:style style:name="P11" style:family="paragraph" style:parent-style-name="Text_20_body">
      <style:text-properties fo:language="en" fo:country="US" officeooo:rsid="000816f0" officeooo:paragraph-rsid="000816f0"/>
    </style:style>
    <style:style style:name="P12" style:family="paragraph" style:parent-style-name="Text_20_body">
      <style:text-properties fo:language="en" fo:country="US" officeooo:rsid="000816f0" officeooo:paragraph-rsid="000a5af5"/>
    </style:style>
    <style:style style:name="P13" style:family="paragraph" style:parent-style-name="Heading_20_2">
      <style:text-properties fo:language="en" fo:country="US" officeooo:paragraph-rsid="000816f0"/>
    </style:style>
    <style:style style:name="P14" style:family="paragraph" style:parent-style-name="Text_20_body">
      <style:text-properties officeooo:rsid="000816f0" officeooo:paragraph-rsid="000816f0"/>
    </style:style>
    <style:style style:name="P15" style:family="paragraph" style:parent-style-name="Text_20_body">
      <style:paragraph-properties fo:text-align="center" style:justify-single-word="false"/>
      <style:text-properties officeooo:rsid="000816f0"/>
    </style:style>
    <style:style style:name="T1" style:family="text">
      <style:text-properties fo:language="en" fo:country="US" officeooo:rsid="000a5af5"/>
    </style:style>
    <style:style style:name="T2" style:family="text">
      <style:text-properties fo:language="en" fo:country="US"/>
    </style:style>
    <style:style style:name="T3" style:family="text">
      <style:text-properties officeooo:rsid="0009d626"/>
    </style:style>
    <style:style style:name="T4" style:family="text">
      <style:text-properties officeooo:rsid="000a5af5"/>
    </style:style>
    <style:style style:name="T5" style:family="text">
      <style:text-properties officeooo:rsid="000816f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Main project instructions — GlossyHelper</text:h>
      <text:h text:style-name="P2" text:outline-level="2">Project purpose</text:h>
      <text:p text:style-name="P3"><text:bookmark text:name="user-content-simple-offline-glossary-app-built-with-javascript Copy 1"/>When I started this project, I had big expectations. I wanted to build something that could store words, test translations, and maybe even save progress. Pretty soon I realised it was better to just focus on getting small things to work first, one step at a time.</text:p>
      <text:p text:style-name="Text_20_body"><text:span text:style-name="T1">New focus: </text:span><text:span text:style-name="T2">I want a small program that helps me study English words. I type a Swedish word and its English meaning. I can quiz myself in both directions. It should run in the browser with prompts and alerts and it should be simple to understand. </text:span><text:span text:style-name="T1">Offline use.</text:span></text:p>
      <text:h text:style-name="P2" text:outline-level="2">My idea set</text:h>
      <text:p text:style-name="P4">Glossary helper is the main project.<text:line-break/>I also thought about a gym and exercise app.<text:line-break/>I also thought about a color mixing game for my kids.<text:line-break/>I also thought about a monk style rewriter that turns text into a calmer perspective.<text:line-break/>These were interesting but too big right now. The glossary is realistic and useful for my English course.</text:p>
      <text:h text:style-name="P2" text:outline-level="2">What exists today</text:h>
      <text:p text:style-name="P3"><text:bookmark text:name="user-content-features-so-far Copy 1"/>Add words in Swedish and English</text:p>
      <text:p text:style-name="P5">Test yourself in both directions</text:p>
      <text:p text:style-name="P5">See feedback instantly: “Correct!” or the right answer</text:p>
      <text:p text:style-name="P5">Simple pop-ups and alerts for interaction</text:p>
      <text:p text:style-name="P5">Keeps running in a small loop until you choose to quit</text:p>
      <text:p text:style-name="P5">It’s built only with the basics: prompts for input, alerts for feedback, and text written directly to the page. It’s not pretty, but it works, almost.</text:p>
      <text:p text:style-name="P4">List words writes to the page. – <text:span text:style-name="T3">not working.</text:span><text:line-break/><text:span text:style-name="T4">v</text:span>Start quiz with a random word using Math.random and Math.floor.<text:line-break/>Check answer with toLowerCase and a loop <text:span text:style-name="T3">it back.</text:span><text:line-break/>Empty answer is <text:span text:style-name="T3">fixed </text:span><text:line-break/>Program quits when I choose Quit. <text:span text:style-name="T5">Boolean, I still have a hard time to comprehend. </text:span></text:p>
      <text:p text:style-name="P6">Working private github page.</text:p>
      <text:h text:style-name="P2" text:outline-level="2"><text:soft-page-break/>Problems already solved</text:h>
      <text:p text:style-name="P6">Had problem with empty answer before adding a return and alert with no answer in same function as answer.toLowerCase</text:p>
      <text:p text:style-name="P6">The code upp to this moment I feel like I can understand and use, it is based on the course material so it have been is quit easy to compare when adding new code.</text:p>
      <text:p text:style-name="P6">Mainly missing brackets and spelling when added new code. </text:p>
      <text:p text:style-name="P7"><text:span text:style-name="T3"><text:line-break/> </text:span></text:p>
      <text:h text:style-name="P2" text:outline-level="2">Problems still open</text:h>
      <text:p text:style-name="P7">List output. document.write works <text:span text:style-name="T5">don’t work at all prints sometimes</text:span> [object Object]. <text:span text:style-name="T5">In a earlier iteration it printed the answer after a while. </text:span><text:line-break/>Cancel in addWord. I should not push an incomplete entry.<text:line-break/>Course rule warning. The brief says to avoid objects. My current data items use an object with swedish and english. I can switch to arrays or parallel array<text:span text:style-name="T5">s, put when I tried I failed and went back. </text:span></text:p>
      <text:p text:style-name="P8"><text:span text:style-name="T3">Approval from Collin. <text:s text:c="2"/></text:span><text:line-break/></text:p>
      <text:p text:style-name="P9"/>
      <text:h text:style-name="P10" text:outline-level="2">Things to add. </text:h>
      <text:p text:style-name="P11">Synonyms.<text:line-break/>Better user experience.<text:line-break/>Remove bugs. <text:line-break/><text:span text:style-name="T3">Add in to school github if project gets accepted. </text:span><text:line-break/></text:p>
      <text:p text:style-name="P12">Cleaner layout and design</text:p>
      <text:p text:style-name="P5">Handling synonyms and saving data</text:p>
      <text:p text:style-name="P12"><text:line-break/></text:p>
      <text:h text:style-name="P13" text:outline-level="2">Things that not will be added</text:h>
      <text:p text:style-name="P11">A dictionary to look up words.</text:p>
      <text:p text:style-name="P12">Translate words for the user. <text:line-break/>Import and export of word lists <text:span text:style-name="T4">like .json</text:span></text:p>
      <text:p text:style-name="P11"/>
      <text:p text:style-name="P11"><text:soft-page-break/></text:p>
      <text:p text:style-name="P14"><text:span text:style-name="T2"/></text:p>
      <text:p text:style-name="P15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6T14:20:50.001856307</meta:creation-date>
    <dc:date>2025-10-16T14:51:55.930651140</dc:date>
    <meta:editing-duration>PT11M46S</meta:editing-duration>
    <meta:editing-cycles>2</meta:editing-cycles>
    <meta:generator>LibreOffice/25.2.6.2$Linux_X86_64 LibreOffice_project/520$Build-2</meta:generator>
    <meta:document-statistic meta:table-count="0" meta:image-count="0" meta:object-count="0" meta:page-count="3" meta:paragraph-count="31" meta:word-count="471" meta:character-count="2704" meta:non-whitespace-character-count="2243"/>
  </office:meta>
</office:document-meta>
</file>